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et List:</text:p>
      <text:p text:style-name="P1"/>
      <text:p text:style-name="P1"><text:tab/>Control Design Requirements:</text:p>
      <text:p text:style-name="P1"><text:tab/><text:tab/>- (make a few different controls for the user to pick in settings)</text:p>
      <text:p text:style-name="P1"><text:tab/><text:tab/>-talk/chat using the keys 'a'-'z'</text:p>
      <text:p text:style-name="P1"><text:tab/><text:tab/>-move around</text:p>
      <text:p text:style-name="P1"><text:tab/><text:tab/>-look around</text:p>
      <text:p text:style-name="P1"><text:tab/><text:tab/>-interact button 1</text:p>
      <text:p text:style-name="P1"><text:tab/><text:tab/>-interact button 2</text:p>
      <text:p text:style-name="P1"/>
      <text:p text:style-name="P1"><text:tab/>Screen Layout Requirements:</text:p>
      <text:p text:style-name="P1"><text:tab/><text:tab/>-talk bubble for anyone who's talking</text:p>
      <text:p text:style-name="P1"><text:tab/><text:tab/>-see what user typed before they send ("say") it</text:p>
      <text:p text:style-name="P1"><text:tab/><text:tab/>-health indication</text:p>
      <text:p text:style-name="P1"><text:tab/><text:tab/>-hunger indication</text:p>
      <text:p text:style-name="P1"/>
      <text:p text:style-name="P1"><text:tab/>Menu Design Requirements:</text:p>
      <text:p text:style-name="P1"><text:tab/><text:tab/>-main menu load door font</text:p>
      <text:p text:style-name="P1"><text:tab/><text:tab/>-pause menu</text:p>
      <text:p text:style-name="P1"><text:tab/><text:tab/>-credit screen (optional)</text:p>
      <text:p text:style-name="P1"/>
      <text:p text:style-name="P1">Finished Assets:</text:p>
      <text:p text:style-name="P1"/>
      <text:p text:style-name="P1"><text:tab/>Main Menu:</text:p>
      <text:p text:style-name="P1"><text:tab/><text:tab/>-limbo like in assassins creed loading screen</text:p>
      <text:p text:style-name="P1"><text:tab/><text:tab/>-different houses in background representing different races to choose from</text:p>
      <text:p text:style-name="P1"><text:tab/><text:tab/><text:tab/>-once inside, different mirrors to preview/choose different body types (ears, <text:tab/><text:tab/><text:tab/>nose, etc)</text:p>
      <text:p text:style-name="P1"><text:tab/><text:tab/><text:tab/><text:tab/>-go up close to each mirror to choose body part</text:p>
      <text:p text:style-name="P1"><text:tab/><text:tab/><text:tab/><text:tab/>-a conformational noise happens when that part is locked in</text:p>
      <text:p text:style-name="P1"><text:tab/><text:tab/><text:tab/>-when you leave the house, you are in the "real world" and out of limbo</text:p>
      <text:p text:style-name="P1"><text:tab/><text:tab/>-doors in foreground representing games to continue</text:p>
      <text:p text:style-name="P1"><text:tab/><text:tab/><text:tab/>-above doors is the name of the player in that world</text:p>
      <text:p text:style-name="P1"><text:tab/><text:tab/><text:tab/>-once saved game memory is taken up, a torch is in place of the new game <text:tab/><text:tab/><text:tab/>houses</text:p>
      <text:p text:style-name="P1"><text:tab/><text:tab/><text:tab/><text:tab/>-the torch can be used to burn (delete) a saved game</text:p>
      <text:p text:style-name="P1"/>
      <text:p text:style-name="P1"><text:tab/>Control Design:</text:p>
      <text:p text:style-name="P1"><text:tab/><text:tab/>-the player can choose from several control options, but cannot assign key bindings</text:p>
      <text:p text:style-name="P1"><text:tab/><text:tab/>-the game is entirely first person</text:p>
      <text:p text:style-name="P1"/>
      <text:p text:style-name="P1"><text:tab/>Pause Menu:</text:p>
      <text:p text:style-name="P1"><text:tab/><text:tab/>-continue</text:p>
      <text:p text:style-name="P1"><text:tab/><text:tab/><text:tab/>-button</text:p>
      <text:p text:style-name="P1"><text:tab/><text:tab/>-sound effects volume (can be abbreviated as SFX)</text:p>
      <text:p text:style-name="P1"><text:tab/><text:tab/><text:tab/>-slider bar</text:p>
      <text:p text:style-name="P1"><text:tab/><text:tab/>-background music volume</text:p>
      <text:p text:style-name="P1"><text:tab/><text:tab/><text:tab/>-slider bar</text:p>
      <text:p text:style-name="P1"><text:tab/><text:tab/>-quit</text:p>
      <text:p text:style-name="P1"><text:tab/><text:tab/><text:tab/>-button</text:p>
      <text:p text:style-name="P1"><text:tab/><text:tab/><text:tab/>-pop-up menu: quit to main menu or quit to desk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8S</meta:editing-duration>
    <meta:editing-cycles>5</meta:editing-cycles>
    <meta:generator>OpenOffice/4.0.0$Win32 OpenOffice.org_project/400m3$Build-9702</meta:generator>
    <dc:date>2014-01-02T23:35:13.13</dc:date>
    <dc:creator>Nate Schultz</dc:creator>
    <meta:document-statistic meta:table-count="0" meta:image-count="0" meta:object-count="0" meta:page-count="1" meta:paragraph-count="42" meta:word-count="234" meta:character-count="1488"/>
    <meta:user-defined meta:name="Info 1"/>
    <meta:user-defined meta:name="Info 2"/>
    <meta:user-defined meta:name="Info 3"/>
    <meta:user-defined meta:name="Info 4"/>
  </office:meta>
</office:document-meta>
</file>